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3.221cm"/>
        </style:tab-stops>
      </style:paragraph-properties>
    </style:style>
    <style:style style:name="P5" style:family="paragraph" style:parent-style-name="Normal">
      <style:paragraph-properties>
        <style:tab-stops>
          <style:tab-stop style:position="6.68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9.569cm"/>
        </style:tab-stops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10.961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2.801cm"/>
          <style:tab-stop style:position="9.151cm"/>
          <style:tab-stop style:position="10.883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5.995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1.685cm"/>
          <style:tab-stop style:position="3.582cm" style:type="right"/>
          <style:tab-stop style:position="3.948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1.669cm"/>
          <style:tab-stop style:position="3.582cm" style:type="right"/>
          <style:tab-stop style:position="3.939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1.653cm"/>
          <style:tab-stop style:position="3.582cm" style:type="right"/>
          <style:tab-stop style:position="3.932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1.677cm"/>
          <style:tab-stop style:position="3.582cm" style:type="right"/>
          <style:tab-stop style:position="3.955cm"/>
          <style:tab-stop style:position="7.952cm" style:type="right"/>
        </style:tab-stops>
      </style:paragraph-properties>
    </style:style>
    <style:style style:name="P16" style:family="paragraph" style:parent-style-name="Heading_20_1" style:master-page-name="MP0">
      <style:paragraph-properties style:page-number="auto"/>
    </style:style>
    <style:style style:name="P17" style:family="paragraph" style:parent-style-name="Normal">
      <style:paragraph-properties fo:break-before="page"/>
    </style:style>
    <style:style style:name="P18" style:family="paragraph" style:parent-style-name="Normal">
      <style:text-properties officeooo:paragraph-rsid="0019a92d"/>
    </style:style>
    <style:style style:name="P19" style:family="paragraph" style:parent-style-name="Normal">
      <style:paragraph-properties fo:break-before="page"/>
      <style:text-properties fo:color="#000000" loext:opacity="100%" fo:font-style="italic" officeooo:paragraph-rsid="0019a92d" style:font-style-asian="italic" style:font-style-complex="italic"/>
    </style:style>
    <style:style style:name="P20" style:family="paragraph" style:parent-style-name="Normal">
      <style:text-properties fo:color="#000000" loext:opacity="100%" fo:language="fr" fo:country="FR" fo:font-style="italic" officeooo:paragraph-rsid="001cbe52" style:font-style-asian="italic" style:font-style-complex="italic"/>
    </style:style>
    <style:style style:name="P21" style:family="paragraph" style:parent-style-name="Normal">
      <style:paragraph-properties fo:break-before="page"/>
    </style:style>
    <style:style style:name="P22" style:family="paragraph" style:parent-style-name="Normal">
      <style:text-properties fo:language="fr" fo:country="FR" officeooo:rsid="001a9511" officeooo:paragraph-rsid="001a9511"/>
    </style:style>
    <style:style style:name="P23" style:family="paragraph" style:parent-style-name="Normal">
      <style:text-properties officeooo:paragraph-rsid="001cbe52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language="fr" fo:country="FR" fo:font-style="italic" officeooo:rsid="0019a92d" style:font-style-asian="italic" style:font-style-complex="italic"/>
    </style:style>
    <style:style style:name="T4" style:family="text">
      <style:text-properties fo:language="fr" fo:country="FR" fo:font-style="italic" officeooo:rsid="001cbe52" style:font-style-asian="italic" style:font-style-complex="italic"/>
    </style:style>
    <style:style style:name="T5" style:family="text">
      <style:text-properties fo:language="fr" fo:country="FR" officeooo:rsid="0019a92d"/>
    </style:style>
    <style:style style:name="T6" style:family="text">
      <style:text-properties fo:language="fr" fo:country="FR" officeooo:rsid="001a9511"/>
    </style:style>
    <style:style style:name="T7" style:family="text">
      <style:text-properties fo:language="fr" fo:country="FR" fo:font-weight="bold" officeooo:rsid="001b3666" style:font-weight-asian="bold" style:font-weight-complex="bold"/>
    </style:style>
    <style:style style:name="T8" style:family="text">
      <style:text-properties fo:language="fr" fo:country="FR" fo:font-weight="bold" officeooo:rsid="001c84c2" style:font-weight-asian="bold" style:font-weight-complex="bold"/>
    </style:style>
    <style:style style:name="T9" style:family="text">
      <style:text-properties fo:language="fr" fo:country="FR" fo:font-weight="bold" officeooo:rsid="001cbe52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a92d" style:font-weight-asian="bold" style:font-weight-complex="bold"/>
    </style:style>
    <style:style style:name="T12" style:family="text">
      <style:text-properties fo:font-weight="bold" officeooo:rsid="001c84c2" style:font-weight-asian="bold" style:font-weight-complex="bold"/>
    </style:style>
    <style:style style:name="T13" style:family="text">
      <style:text-properties fo:font-weight="bold" officeooo:rsid="001cbe52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9a92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a92d" style:font-style-asian="italic" style:font-style-complex="italic"/>
    </style:style>
    <style:style style:name="T18" style:family="text">
      <style:text-properties fo:font-style="italic" officeooo:rsid="001a9511" style:font-style-asian="italic" style:font-style-complex="italic"/>
    </style:style>
    <style:style style:name="T19" style:family="text">
      <style:text-properties fo:font-style="italic" officeooo:rsid="001cbe52" style:font-style-asian="italic" style:font-style-complex="italic"/>
    </style:style>
    <style:style style:name="T20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21" style:family="text">
      <style:text-properties fo:language="el" fo:country="GR" fo:font-weight="bold" style:font-weight-asian="bold" style:font-weight-complex="bold"/>
    </style:style>
    <style:style style:name="T22" style:family="text">
      <style:text-properties fo:language="el" fo:country="GR" fo:font-weight="bold" officeooo:rsid="001b3666" style:font-weight-asian="bold" style:font-weight-complex="bold"/>
    </style:style>
    <style:style style:name="T23" style:family="text">
      <style:text-properties fo:language="el" fo:country="GR" fo:font-style="italic" style:font-style-asian="italic" style:font-style-complex="italic"/>
    </style:style>
    <style:style style:name="T24" style:family="text">
      <style:text-properties fo:language="el" fo:country="GR" fo:font-style="italic" officeooo:rsid="0019a92d" style:font-style-asian="italic" style:font-style-complex="italic"/>
    </style:style>
    <style:style style:name="T2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26" style:family="text">
      <style:text-properties officeooo:rsid="0019a92d"/>
    </style:style>
    <style:style style:name="T27" style:family="text">
      <style:text-properties officeooo:rsid="001cbe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bookmark0"/><text:span text:style-name="Default_20_Paragraph_20_Font"><text:span text:style-name="T1">G</text:span></text:span>ALENI DE SUCCEDANEIS<text:line-break/>LIBER<text:bookmark-end text:name="bookmark0"/></text:h>
      <text:p text:style-name="P1"><text:span text:style-name="Default_20_Paragraph_20_Font"><text:span text:style-name="T10">Quum de succedaneis </text:span></text:span><text:span text:style-name="Default_20_Paragraph_20_Font"><text:span text:style-name="T14">med</text:span></text:span><text:span text:style-name="Default_20_Paragraph_20_Font"><text:span text:style-name="T10">i</text:span></text:span><text:span text:style-name="Default_20_Paragraph_20_Font"><text:span text:style-name="T14">camen</text:span></text:span><text:span text:style-name="Default_20_Paragraph_20_Font"><text:span text:style-name="T10">t</text:span></text:span><text:span text:style-name="Default_20_Paragraph_20_Font"><text:span text:style-name="T14">i</text:span></text:span><text:span text:style-name="Default_20_Paragraph_20_Font"><text:span text:style-name="T10">s tractatum tum<text:line-break/>Diorcorides tum uaxime Philistio et Euryphon construxe-<text:line-break/>cin t, age nos quoque de his pauca dicamus. Ea vero<text:line-break/>vocamus succedaneal medicamenta, quae .lu aliorum Iocum<text:line-break/>succedunt. De his namque utilis erit ferino iis praecone<text:line-break/>qui artis operibus incubuerunt, ac certas neque contem-<text:line-break/>nendas moliuntur morborum curationes. Multi siquidem<text:line-break/>medici medicamentis ad aegros curandos idoneis plerum-</text:span></text:span></text:p>
      <text:p text:style-name="P3"><text:span text:style-name="Default_20_Paragraph_20_Font"><text:span text:style-name="T10">que. indigentes aliena quaedam, neque eandem, quae ido-<text:line-break/>neis inest, facultatum rationem servantia ingerunt; Atque<text:line-break/>eos decet ne ru hujusmodi incidant absurda, de simplicium<text:line-break/>medicamentorum facultatibustractationem speculari. Quod<text:line-break/>si neque: eam ediscant neque animum propositis rebus in-<text:line-break/>tentum praebeant, in curationibus jure falluntur. Tibi<text:line-break/>vero, Diogenrane, veritatis amatori, medicamentorum fa-<text:line-break/>unitates ediscere volenti, paucis explicatis ab iis quae<text:line-break/>praeposita sunt exordiar. Erit autem mihi oratio vera ad<text:line-break/>te in memoriam revocanti id quod olim mihi contigit<text:line-break/>Alexandriam Quum .enim illuc accederem r statim mulier<text:line-break/>ad me jam moritura fe .contulit; vehementi. affecta morbo,<text:line-break/>cujus narrationem proferre nunc haud propositum est.<text:line-break/>Quum autem lyehnidem. quaererem , ut opportunum illi<text:line-break/>remedium conciliarem., nisi statim- acanthii semen reperis-^<text:line-break/>stem, interiisset derepente . mulier. Verum ut repertum- est<text:line-break/>lychnidi analogum succedaneum , quamprimum eo sum<text:line-break/>usus quod ad idem convenit. At sequenti die nonnulli</text:span></text:span></text:p>
      <text:p text:style-name="P3"><text:span text:style-name="Default_20_Paragraph_20_Font"><text:span text:style-name="T10">medicorum, qui prius illam curaverant, accedentes oppor-<text:line-break/>lunum optabant medicamentum audire. Statim igitur au-<text:line-break/>Mentes rogarunt, ut illis de fuccedaneis opus a me feri-<text:line-break/>oeretur. Incipiamus itaque ab iis quae- praeposuimus, ex<text:line-break/>praedicta specie facientes operis initium. ldqueetiam<text:line-break/>fecundum literarum ferrem, ut quidam volunt, sacramus. .</text:span></text:span></text:p>
      <text:p text:style-name="Normal"><text:span text:style-name="Default_20_Paragraph_20_Font"><text:span text:style-name="T10">A. </text:span></text:span><text:span text:style-name="Default_20_Paragraph_20_Font"><text:span text:style-name="T16">s</text:span></text:span></text:p>
      <text:p text:style-name="Normal"><text:span text:style-name="Default_20_Paragraph_20_Font"><text:span text:style-name="T10">Pro acanthii semine , Iychnidis -femen.<text:line-break/>pro abrotono; origanum.<text:line-break/>pro agallocho, centaurium.</text:span></text:span></text:p>
      <text:p text:style-name="Normal"><text:span text:style-name="Default_20_Paragraph_20_Font"><text:span text:style-name="T10">pro agarico, epithymum vel euphorbium.</text:span></text:span></text:p>
      <text:p text:style-name="Normal"><text:span text:style-name="Default_20_Paragraph_20_Font"><text:span text:style-name="T10">pro agria staphide, dactyli^ Syriaci.<text:line-break/>pro anchusa, hyacinthus.</text:span></text:span></text:p>
      <text:p text:style-name="Normal"><text:span text:style-name="Default_20_Paragraph_20_Font"><text:span text:style-name="T10">pro .empervivo, folia veI succus lactucae.</text:span></text:span></text:p>
      <text:p text:style-name="Normal"><text:span text:style-name="Default_20_Paragraph_20_Font"><text:span text:style-name="T10">pro populi gemmis, sampsuchus. -<text:line-break/>pro acacia, lentisci succus.<text:line-break/>pro spina; acanthi siliquae.</text:span></text:span></text:p>
      <text:p text:style-name="P3"><text:span text:style-name="Default_20_Paragraph_20_Font"><text:span text:style-name="T10">pro acanthi siliquis, spina.</text:span></text:span></text:p>
      <text:p text:style-name="Normal"><text:span text:style-name="Default_20_Paragraph_20_Font"><text:span text:style-name="T10">pro aconito; iridis agrestis radix.</text:span></text:span></text:p>
      <text:p text:style-name="Normal"><text:span text:style-name="Default_20_Paragraph_20_Font"><text:span text:style-name="T10">pro acoro, asari radix.</text:span></text:span></text:p>
      <text:p text:style-name="Normal"><text:span text:style-name="Default_20_Paragraph_20_Font"><text:span text:style-name="T10">pro fambuco , glaucium vel. stercus oris.</text:span></text:span></text:p>
      <text:p text:style-name="Normal"><text:span text:style-name="Default_20_Paragraph_20_Font"><text:span text:style-name="T10">pro.sambuco herba, fpina vel acanthi siliquae.</text:span></text:span></text:p>
      <text:p text:style-name="Normal"><text:span text:style-name="Default_20_Paragraph_20_Font"><text:span text:style-name="T10">pro halicacabo , dorycnii vel solani femen.</text:span></text:span></text:p>
      <text:p text:style-name="Normal"><text:span text:style-name="Default_20_Paragraph_20_Font"><text:span text:style-name="T10">pro fala ammoniaco, far Cappa docicu ur.</text:span></text:span></text:p>
      <text:p text:style-name="Normal"><text:span text:style-name="Default_20_Paragraph_20_Font"><text:span text:style-name="T10">pro </text:span></text:span><text:span text:style-name="Default_20_Paragraph_20_Font"><text:span text:style-name="T14">t</text:span></text:span><text:span text:style-name="Default_20_Paragraph_20_Font"><text:span text:style-name="T10">ale Cappadocico, sal ammoniacum.</text:span></text:span></text:p>
      <text:p text:style-name="Normal"><text:span text:style-name="Default_20_Paragraph_20_Font"><text:span text:style-name="T10">pro falis flore, </text:span></text:span><text:span text:style-name="Default_20_Paragraph_20_Font"><text:span text:style-name="T14">t</text:span></text:span><text:span text:style-name="Default_20_Paragraph_20_Font"><text:span text:style-name="T10">andaracha.</text:span></text:span></text:p>
      <text:p text:style-name="Normal"><text:span text:style-name="Default_20_Paragraph_20_Font"><text:span text:style-name="T10">pro aloe, fimus ibis.</text:span></text:span></text:p>
      <text:p text:style-name="P4"><text:span text:style-name="Default_20_Paragraph_20_Font"><text:span text:style-name="T10">pro aloe Iudica, aloes viridis folia, glaucium , lycium vei<text:line-break/>centaurium. .<text:tab/>-- oo -</text:span></text:span></text:p>
      <text:p text:style-name="Normal"><text:span text:style-name="Default_20_Paragraph_20_Font"><text:span text:style-name="T10">pro axungia vulpina, axungia ursina:. </text:span></text:span><text:span text:style-name="Default_20_Paragraph_20_Font"><text:span text:style-name="T14">r .</text:span></text:span></text:p>
      <text:p text:style-name="Normal"><text:span text:style-name="Default_20_Paragraph_20_Font"><text:span text:style-name="T10">pro ameos, ani</text:span></text:span><text:span text:style-name="Default_20_Paragraph_20_Font"><text:span text:style-name="T14">t</text:span></text:span><text:span text:style-name="Default_20_Paragraph_20_Font"><text:span text:style-name="T10">um.</text:span></text:span></text:p>
      <text:p text:style-name="Normal"><text:span text:style-name="Default_20_Paragraph_20_Font"><text:span text:style-name="T10">pro amianto, aphrofelinum.</text:span></text:span></text:p>
      <text:p text:style-name="Normal"><text:span text:style-name="Default_20_Paragraph_20_Font"><text:span text:style-name="T10">pro amylo, gyris sicca.</text:span></text:span></text:p>
      <text:p text:style-name="P5"><text:span text:style-name="Default_20_Paragraph_20_Font"><text:span text:style-name="T10">pro amygdalis amaris, absinthium.<text:tab/>. ; - -</text:span></text:span></text:p>
      <text:p text:style-name="Normal"><text:span text:style-name="Default_20_Paragraph_20_Font"><text:span text:style-name="T10">pro ammoniaco suffitu, propolis.</text:span></text:span></text:p>
      <text:p text:style-name="P2">pro amomo, acorus.</text:p>
      <text:p text:style-name="P1">pro aniso , daucus.</text:p>
      <text:p text:style-name="P1">pro araco, sesa num.</text:p>
      <text:p text:style-name="P1">pro argemone, seriphium.</text:p>
      <text:p text:style-name="P1">pro aristoIochia, clematis arida.</text:p>
      <text:p text:style-name="P1">pro aristolochia rotunda , aristolochia longa.</text:p>
      <text:p text:style-name="P6">pro junsperi baccis, cyperus.<text:tab/>t</text:p>
      <text:p text:style-name="Normal">pro ruta sylvestri, cardamomum Babylonicum,<text:line-break/>pro Armenio lapide, atramentum Indicum.<text:line-break/>pro arse n ico , sandaracha.</text:p>
      <text:p text:style-name="P1">pro aromatico, calamus odoratus.</text:p>
      <text:p text:style-name="P1">pro asaro, zingiber.</text:p>
      <text:p text:style-name="P1">pro asbest<text:span text:style-name="Default_20_Paragraph_20_Font"><text:span text:style-name="T16">o</text:span></text:span>, spina quae injicitur in tinctoria.</text:p>
      <text:p text:style-name="P1">pro asbesto qui calx viva dicit<text:span text:style-name="Default_20_Paragraph_20_Font"><text:span text:style-name="T16">u</text:span></text:span>r, adarces.</text:p>
      <text:p text:style-name="P7">pro Asto lapide , gagates lapis vel sal ammoniacus vel<text:line-break/>sandaracha.</text:p>
      <text:p text:style-name="P1">pro aspalatho, erices fructus aut viticis semen.</text:p>
      <text:p text:style-name="P8"><text:span text:style-name="Default_20_Paragraph_20_Font"><text:span text:style-name="T10">pro ulphalto, </text:span></text:span><text:span text:style-name="Default_20_Paragraph_20_Font"><text:span text:style-name="T14">b</text:span></text:span><text:span text:style-name="Default_20_Paragraph_20_Font"><text:span text:style-name="T10">i</text:span></text:span><text:span text:style-name="Default_20_Paragraph_20_Font"><text:span text:style-name="T14">tum</text:span></text:span><text:span text:style-name="Default_20_Paragraph_20_Font"><text:span text:style-name="T10">i</text:span></text:span><text:span text:style-name="Default_20_Paragraph_20_Font"><text:span text:style-name="T14">ne, </text:span></text:span><text:span text:style-name="Default_20_Paragraph_20_Font"><text:span text:style-name="T10">pix liquida bruttia vel terra<text:line-break/>ampelitis.</text:span></text:span></text:p>
      <text:p text:style-name="Normal"><text:span text:style-name="Default_20_Paragraph_20_Font"><text:span text:style-name="T10">pro asphodelo, succus betae.</text:span></text:span></text:p>
      <text:p text:style-name="Normal"><text:span text:style-name="Default_20_Paragraph_20_Font"><text:span text:style-name="T10">pro absinthio, abrotonum.</text:span></text:span></text:p>
      <text:p text:style-name="Normal"><text:span text:style-name="Default_20_Paragraph_20_Font"><text:span text:style-name="T15">B</text:span></text:span><text:span text:style-name="Default_20_Paragraph_20_Font"><text:span text:style-name="T14">.</text:span></text:span></text:p>
      <text:p text:style-name="Normal"><text:span text:style-name="Default_20_Paragraph_20_Font"><text:span text:style-name="T10">Pro balaustio,. hypoeistis vel malicorium.</text:span></text:span></text:p>
      <text:p text:style-name="Normal"><text:span text:style-name="Default_20_Paragraph_20_Font"><text:span text:style-name="T10">pro balsamo, albae violae radix.</text:span></text:span></text:p>
      <text:p text:style-name="Normal"><text:span text:style-name="Default_20_Paragraph_20_Font"><text:span text:style-name="T10">pro balsami fuero, myrrhae succus.</text:span></text:span></text:p>
      <text:p text:style-name="Normal"><text:span text:style-name="Default_20_Paragraph_20_Font"><text:span text:style-name="T10">pro bdellio, calamus. odoratus.</text:span></text:span></text:p>
      <text:p text:style-name="Normal"><text:span text:style-name="Default_20_Paragraph_20_Font"><text:span text:style-name="T10">pro besica, semen rutae fylvestris vel domesticae.</text:span></text:span></text:p>
      <text:p text:style-name="Normal"><text:span text:style-name="Default_20_Paragraph_20_Font"><text:span text:style-name="T10">pro bupresti, vermes pacarit vel hirudo.</text:span></text:span></text:p>
      <text:p text:style-name="Normal"><text:span text:style-name="Default_20_Paragraph_20_Font"><text:span text:style-name="T10">pro butyro ,- lac bubulum concretum.</text:span></text:span></text:p>
      <text:p text:style-name="Normal"><text:span text:style-name="Default_20_Paragraph_20_Font"><text:span text:style-name="T10">pro bryonia, aiaci radix.</text:span></text:span></text:p>
      <text:p text:style-name="Normal"><text:span text:style-name="Default_20_Paragraph_20_Font"><text:span text:style-name="T10">pro bruttia pice, coquatur communis cum aceto.</text:span></text:span></text:p>
      <text:p text:style-name="Normal"><text:span text:style-name="Default_20_Paragraph_20_Font"><text:span text:style-name="T14">C.</text:span></text:span></text:p>
      <text:p text:style-name="Normal"><text:span text:style-name="Default_20_Paragraph_20_Font"><text:span text:style-name="T10">Pro gentiana, helenium vel petroselini radix.</text:span></text:span></text:p>
      <text:p text:style-name="P8"><text:span text:style-name="Default_20_Paragraph_20_Font"><text:span text:style-name="T10">pro gentia</text:span></text:span><text:span text:style-name="Default_20_Paragraph_20_Font"><text:span text:style-name="T14">n</text:span></text:span><text:span text:style-name="Default_20_Paragraph_20_Font"><text:span text:style-name="T10">ae radice, apii odorati radix, quod est petrosa-<text:line-break/>.linum vel rhaedon, quod helenium esu ...ec.</text:span></text:span></text:p>
      <text:p text:style-name="Normal"><text:span text:style-name="Default_20_Paragraph_20_Font"><text:span text:style-name="T10">pro terra molli vel ampelitide , plumbago.</text:span></text:span></text:p>
      <text:p text:style-name="Normal"><text:span text:style-name="Default_20_Paragraph_20_Font"><text:span text:style-name="T10">pro terra stellari , terra cimelia.</text:span></text:span></text:p>
      <text:p text:style-name="Normal"><text:span text:style-name="Default_20_Paragraph_20_Font"><text:span text:style-name="T10">pro terra Eretria , calx Thebaica.</text:span></text:span></text:p>
      <text:p text:style-name="Normal"><text:span text:style-name="Default_20_Paragraph_20_Font"><text:span text:style-name="T10">pro terra Cretica, terra Eretria..</text:span></text:span></text:p>
      <text:p text:style-name="Normal"><text:span text:style-name="Default_20_Paragraph_20_Font"><text:span text:style-name="T10">pro terra Megarica, aloes spuma.</text:span></text:span></text:p>
      <text:p text:style-name="Normal"><text:span text:style-name="Default_20_Paragraph_20_Font"><text:span text:style-name="T10">pro terra Samia, leucographis Aegyptia.</text:span></text:span></text:p>
      <text:p text:style-name="Normal"><text:span text:style-name="Default_20_Paragraph_20_Font"><text:span text:style-name="T10">pro pulegio, hyssopum.</text:span></text:span></text:p>
      <text:p text:style-name="Normal"><text:span text:style-name="Default_20_Paragraph_20_Font"><text:span text:style-name="T10">pro glycyrrhizae succo , mori succus vel saccharum.</text:span></text:span></text:p>
      <text:p text:style-name="Normal"><text:span text:style-name="Default_20_Paragraph_20_Font"><text:span text:style-name="T10">pro rapa, heliotropii herbae fructus.</text:span></text:span></text:p>
      <text:p text:style-name="Normal"><text:span text:style-name="Default_20_Paragraph_20_Font"><text:span text:style-name="T10">pro stercore vulturis , columbae stercus.</text:span></text:span></text:p>
      <text:p text:style-name="Normal"><text:span text:style-name="Default_20_Paragraph_20_Font"><text:span text:style-name="T11">D</text:span></text:span><text:span text:style-name="Default_20_Paragraph_20_Font"><text:span text:style-name="T10">.</text:span></text:span></text:p>
      <text:p text:style-name="Normal"><text:span text:style-name="Default_20_Paragraph_20_Font"><text:span text:style-name="T10">Pro damas</text:span></text:span><text:span text:style-name="Default_20_Paragraph_20_Font"><text:span text:style-name="T11">o</text:span></text:span><text:span text:style-name="Default_20_Paragraph_20_Font"><text:span text:style-name="T10">nio, carpesium aut calamintha vel eryngium.<text:line-break/>pro dauci semine, sii semen.</text:span></text:span></text:p>
      <text:p text:style-name="Normal"><text:span text:style-name="Default_20_Paragraph_20_Font"><text:span text:style-name="T10">pro lauri baccis, serpillum aridum.</text:span></text:span></text:p>
      <text:p text:style-name="P3"><text:span text:style-name="Default_20_Paragraph_20_Font"><text:span text:style-name="T10">pro dictamno,,- pulegium vel saluia.</text:span></text:span></text:p>
      <text:p text:style-name="P7"><text:span text:style-name="Default_20_Paragraph_20_Font"><text:span text:style-name="T10">pro diphryge, misy crematum vel lapis pbrygius vel aes<text:line-break/>ustum vel lapis pyrites.</text:span></text:span></text:p>
      <text:p text:style-name="Normal"><text:span text:style-name="Default_20_Paragraph_20_Font"><text:span text:style-name="T10">pro dorycnio</text:span></text:span><text:span text:style-name="Default_20_Paragraph_20_Font"><text:span text:style-name="T14">y</text:span></text:span><text:span text:style-name="Default_20_Paragraph_20_Font"><text:span text:style-name="T10">alterci vel saluiae semen.</text:span></text:span></text:p>
      <text:p text:style-name="Normal"><text:span text:style-name="Default_20_Paragraph_20_Font"><text:span text:style-name="T10">pro dracontio, arum!</text:span></text:span></text:p>
      <text:p text:style-name="P18"><text:span text:style-name="Default_20_Paragraph_20_Font"><text:span text:style-name="T11">E.</text:span></text:span></text:p>
      <text:p text:style-name="Normal"><text:span text:style-name="Default_20_Paragraph_20_Font"><text:span text:style-name="T10">Pro ebeno , loti arboris lignum.</text:span></text:span></text:p>
      <text:p text:style-name="Normal"><text:span text:style-name="Default_20_Paragraph_20_Font"><text:span text:style-name="T10">pro obiici radice, radix papyri vel mori folia.</text:span></text:span></text:p>
      <text:p text:style-name="Normal"><text:span text:style-name="Default_20_Paragraph_20_Font"><text:span text:style-name="T10">pro olivae lacryma, hypocrstidis iuncus.</text:span></text:span></text:p>
      <text:p text:style-name="Normal"><text:span text:style-name="Default_20_Paragraph_20_Font"><text:span text:style-name="T10">pro olivae Aethiopicae lacryma, acaciae duplum.</text:span></text:span></text:p>
      <text:p text:style-name="Normal"><text:span text:style-name="Default_20_Paragraph_20_Font"><text:span text:style-name="T10">pro oleo cicino, laurinum aut vetus oleum.</text:span></text:span></text:p>
      <text:p text:style-name="P7"><text:span text:style-name="Default_20_Paragraph_20_Font"><text:span text:style-name="T10">pro oleo vetere, sicyouium, olei duplum, adeps porcina<text:line-break/>vetus, duplum oleum coque cum axungia porci veteris.</text:span></text:span></text:p>
      <text:p text:style-name="Normal"><text:span text:style-name="Default_20_Paragraph_20_Font"><text:span text:style-name="T10">pro oleo rosaceo , oleum cydoneum.</text:span></text:span></text:p>
      <text:p text:style-name="Normal"><text:span text:style-name="Default_20_Paragraph_20_Font"><text:span text:style-name="T10">pro oleo pauco, fractos oleae ramulos teneros oleo impone.</text:span></text:span></text:p>
      <text:p text:style-name="Normal"><text:span text:style-name="Default_20_Paragraph_20_Font"><text:span text:style-name="T10">pro oleo chamaemeliuo, oleum rosaceum.</text:span></text:span></text:p>
      <text:p text:style-name="P3"><text:span text:style-name="Default_20_Paragraph_20_Font"><text:span text:style-name="T10">pro oleo rhaphanino , oleum cicinum.</text:span></text:span></text:p>
      <text:p text:style-name="Normal"><text:span text:style-name="Default_20_Paragraph_20_Font"><text:span text:style-name="T10">pro elaterii succo , porri furiens ficus que succus.</text:span></text:span></text:p>
      <text:p text:style-name="Normal"><text:span text:style-name="Default_20_Paragraph_20_Font"><text:span text:style-name="T10">pro cervino adipe, suillum.</text:span></text:span></text:p>
      <text:p text:style-name="Normal"><text:span text:style-name="Default_20_Paragraph_20_Font"><text:span text:style-name="T10">pro </text:span></text:span><text:span text:style-name="Default_20_Paragraph_20_Font"><text:span text:style-name="T16">t</text:span></text:span><text:span text:style-name="Default_20_Paragraph_20_Font"><text:span text:style-name="T10">aleis, calanm.tha.</text:span></text:span></text:p>
      <text:p text:style-name="Normal"><text:span text:style-name="Default_20_Paragraph_20_Font"><text:span text:style-name="T10">pro elleboro nigro; struthii aut papyri radix.</text:span></text:span></text:p>
      <text:p text:style-name="Normal"><text:span text:style-name="Default_20_Paragraph_20_Font"><text:span text:style-name="T10">pro enula, costus.</text:span></text:span></text:p>
      <text:p text:style-name="Normal"><text:span text:style-name="Default_20_Paragraph_20_Font"><text:span text:style-name="T10">pro novemfolio , colocynthidis femen vel potamogeton.</text:span></text:span></text:p>
      <text:p text:style-name="Normal"><text:span text:style-name="Default_20_Paragraph_20_Font"><text:span text:style-name="T10">pro epithymo, colocynthidis semen.</text:span></text:span></text:p>
      <text:p text:style-name="Normal"><text:span text:style-name="Default_20_Paragraph_20_Font"><text:span text:style-name="T10">pro faba fre</text:span></text:span><text:span text:style-name="Default_20_Paragraph_20_Font"><text:span text:style-name="T16">t</text:span></text:span><text:span text:style-name="Default_20_Paragraph_20_Font"><text:span text:style-name="T10">a, struthium.</text:span></text:span></text:p>
      <text:p text:style-name="Normal"><text:span text:style-name="Default_20_Paragraph_20_Font"><text:span text:style-name="T10">pro erice , galle immatura vel- omphaeitis.</text:span></text:span></text:p>
      <text:p text:style-name="Normal"><text:span text:style-name="Default_20_Paragraph_20_Font"><text:span text:style-name="T10">pro ericis fructu , hedera immatura.</text:span></text:span></text:p>
      <text:p text:style-name="Normal"><text:span text:style-name="Default_20_Paragraph_20_Font"><text:span text:style-name="T10">pro erini loliis, mori folia ver stercus ibis.</text:span></text:span></text:p>
      <text:p text:style-name="Normal"><text:span text:style-name="Default_20_Paragraph_20_Font"><text:span text:style-name="T10">pro </text:span></text:span><text:span text:style-name="Default_20_Paragraph_20_Font"><text:span text:style-name="T16">s</text:span></text:span><text:span text:style-name="Default_20_Paragraph_20_Font"><text:span text:style-name="T10">erpyllo, potamogeton vel pyrethrum.</text:span></text:span></text:p>
      <text:p text:style-name="Normal"><text:span text:style-name="Default_20_Paragraph_20_Font"><text:span text:style-name="T10">pro irione, faba fresa vel struthium<text:line-break/>pro erucae femine , erysimi femen.<text:line-break/>pro eupatorio, chamaepitys.</text:span></text:span></text:p>
      <text:p text:style-name="Normal"><text:span text:style-name="Default_20_Paragraph_20_Font"><text:span text:style-name="T10">pro euphorhio, stercus palumborum vel agaricum.</text:span></text:span></text:p>
      <text:p text:style-name="P19"><text:span text:style-name="Default_20_Paragraph_20_Font"><text:span text:style-name="T26">Z.</text:span></text:span></text:p>
      <text:p text:style-name="Normal"><text:span text:style-name="Default_20_Paragraph_20_Font"><text:span text:style-name="T10">Pro zingibere, pyrethrum. ,o m:</text:span></text:span></text:p>
      <text:p text:style-name="Normal"><text:span text:style-name="Default_20_Paragraph_20_Font"><text:span text:style-name="T16">H.</text:span></text:span></text:p>
      <text:p text:style-name="Normal"><text:span text:style-name="Default_20_Paragraph_20_Font"><text:span text:style-name="T10">Pro mentha, calaminthe.</text:span></text:span></text:p>
      <text:p text:style-name="Normal"><text:span text:style-name="Default_20_Paragraph_20_Font"><text:span text:style-name="T10">pro heliotropii semine, rapae semen.</text:span></text:span></text:p>
      <text:p text:style-name="Normal"><text:span text:style-name="Default_20_Paragraph_20_Font"><text:span text:style-name="T24">Θ</text:span></text:span><text:span text:style-name="Default_20_Paragraph_20_Font"><text:span text:style-name="T16">. </text:span></text:span><text:span text:style-name="Default_20_Paragraph_20_Font"><text:span text:style-name="T10">T</text:span></text:span><text:span text:style-name="Default_20_Paragraph_20_Font"><text:span text:style-name="T16">h.</text:span></text:span></text:p>
      <text:p text:style-name="Normal"><text:span text:style-name="Default_20_Paragraph_20_Font"><text:span text:style-name="T10">Pro thapsia , cardami vel erucae femen.</text:span></text:span></text:p>
      <text:p text:style-name="Normal"><text:span text:style-name="Default_20_Paragraph_20_Font"><text:span text:style-name="T10">pro thapsiae succo, chamaeleonis nigrisuccus vel elydrium.</text:span></text:span></text:p>
      <text:p text:style-name="Normal"><text:span text:style-name="Default_20_Paragraph_20_Font"><text:span text:style-name="T10">pro thermuntiade , glycophyllum. .</text:span></text:span></text:p>
      <text:p text:style-name="Normal"><text:span text:style-name="Default_20_Paragraph_20_Font"><text:span text:style-name="T10">pro sulfure vivo, fandaracha.</text:span></text:span></text:p>
      <text:p text:style-name="Normal"><text:span text:style-name="Default_20_Paragraph_20_Font"><text:span text:style-name="T10">pro lactuca, intybus.</text:span></text:span></text:p>
      <text:p text:style-name="P18"><text:span text:style-name="Default_20_Paragraph_20_Font"><text:span text:style-name="T24">Ι.</text:span></text:span></text:p>
      <text:p text:style-name="Normal"><text:span text:style-name="Default_20_Paragraph_20_Font"><text:span text:style-name="T10">Pro visco quercino, chamaeleon niger.</text:span></text:span></text:p>
      <text:p text:style-name="Normal"><text:span text:style-name="Default_20_Paragraph_20_Font"><text:span text:style-name="T10">prt ferri rubigine , argenti spuma vel scoria ferri.</text:span></text:span></text:p>
      <text:p text:style-name="Normal"><text:span text:style-name="Default_20_Paragraph_20_Font"><text:span text:style-name="T10">pro aeris aerugine, fel vulturis vel perdicis.</text:span></text:span></text:p>
      <text:p text:style-name="P3"><text:span text:style-name="Default_20_Paragraph_20_Font"><text:span text:style-name="T10">pro equi</text:span></text:span><text:span text:style-name="Default_20_Paragraph_20_Font"><text:span text:style-name="T16">t</text:span></text:span><text:span text:style-name="Default_20_Paragraph_20_Font"><text:span text:style-name="T10">em, chamaepitys.</text:span></text:span></text:p>
      <text:p text:style-name="Normal"><text:span text:style-name="Default_20_Paragraph_20_Font"><text:span text:style-name="T10">pro iride Illyrica , hel eurum odoratum.</text:span></text:span></text:p>
      <text:p text:style-name="Normal"><text:span text:style-name="Default_20_Paragraph_20_Font"><text:span text:style-name="T3">K</text:span></text:span><text:span text:style-name="Default_20_Paragraph_20_Font"><text:span text:style-name="T16">.</text:span></text:span></text:p>
      <text:p text:style-name="Normal"><text:span text:style-name="Default_20_Paragraph_20_Font"><text:span text:style-name="T10">Pro cadmia , Ieucographis Aegyptia.</text:span></text:span></text:p>
      <text:p text:style-name="Normal"><text:span text:style-name="Default_20_Paragraph_20_Font"><text:span text:style-name="T10">pro calamo aromatico, sphagnus.</text:span></text:span></text:p>
      <text:p text:style-name="Normal"><text:span text:style-name="Default_20_Paragraph_20_Font"><text:span text:style-name="T10">pro calaminthe, sylvestris mentha.</text:span></text:span></text:p>
      <text:p text:style-name="Normal"><text:span text:style-name="Default_20_Paragraph_20_Font"><text:span text:style-name="T10">pro callicero, faenugraecum.</text:span></text:span></text:p>
      <text:p text:style-name="Normal"><text:span text:style-name="Default_20_Paragraph_20_Font"><text:span text:style-name="T10">pro cantharidibus , .phalangia.</text:span></text:span></text:p>
      <text:p text:style-name="Normal"><text:span text:style-name="Default_20_Paragraph_20_Font"><text:span text:style-name="T10">pro capparis radice , erieae radix aut myricae.</text:span></text:span></text:p>
      <text:p text:style-name="Normal"><text:span text:style-name="Default_20_Paragraph_20_Font"><text:span text:style-name="T10">pro cardamomo, xylocarpasum vel cyperis ammoniaca.</text:span></text:span></text:p>
      <text:p text:style-name="Normal"><text:span text:style-name="Default_20_Paragraph_20_Font"><text:span text:style-name="T10">pro cassia, manna, cinnamomum duplum vel labina.</text:span></text:span></text:p>
      <text:p text:style-name="P7"><text:span text:style-name="Default_20_Paragraph_20_Font"><text:span text:style-name="T10">pro castorio , agallochum vel silphium vel vermis panarii<text:line-break/>visicera.</text:span></text:span></text:p>
      <text:p text:style-name="Normal"><text:span text:style-name="Default_20_Paragraph_20_Font"><text:span text:style-name="T10">pro canchry, lauri baccae vel pyrethrum.</text:span></text:span></text:p>
      <text:p text:style-name="Normal"><text:span text:style-name="Default_20_Paragraph_20_Font"><text:span text:style-name="T10">pro cedria, baccae cedri.</text:span></text:span></text:p>
      <text:p text:style-name="Normal"><text:span text:style-name="Default_20_Paragraph_20_Font"><text:span text:style-name="T10">pro cedri baccis, ladanum.</text:span></text:span></text:p>
      <text:p text:style-name="Normal"><text:span text:style-name="Default_20_Paragraph_20_Font"><text:span text:style-name="T10">pro ceraunio, Ieucographis.</text:span></text:span></text:p>
      <text:p text:style-name="P2">pro cornu cervi, cornu caprinum.</text:p>
      <text:p text:style-name="P1">pro cera, faba fresa cum propoli cocta et trita.</text:p>
      <text:p text:style-name="P1">pro muricibus, ostrea.</text:p>
      <text:p text:style-name="P1">pro citi <text:span text:style-name="Default_20_Paragraph_20_Font"><text:span text:style-name="T16">ricino</text:span></text:span>, sordes a palaestrae</text:p>
      <text:p text:style-name="P1">pro galla, myricae fructus.</text:p>
      <text:p text:style-name="P1">pro cinnabari, rosei pastini.</text:p>
      <text:p text:style-name="P7">pro cinnamomo , rutae sylvestris duplum triplumve et<text:line-break/>melius facit cinnamomo; vel thuris cornicis tantun-<text:line-break/>dcm vel cypereos Atticae tantundem vel calliae fi-<text:line-break/>stolae duplum vel sabinae duplum.</text:p>
      <text:p text:style-name="P1">pro pumice, terra Cretica.</text:p>
      <text:p text:style-name="P1">pr<text:span text:style-name="Default_20_Paragraph_20_Font"><text:span text:style-name="T16">o</text:span></text:span> hederae succo, succus Persicus.</text:p>
      <text:p text:style-name="P1">pro clinopodio, heliotropium.</text:p>
      <text:p text:style-name="P1">pro cnid<text:span text:style-name="Default_20_Paragraph_20_Font"><text:span text:style-name="T16">o</text:span></text:span>spermo, conii semen.</text:p>
      <text:p text:style-name="P1">pro carthami semine , viticis femen.</text:p>
      <text:p text:style-name="P1">pr<text:span text:style-name="Default_20_Paragraph_20_Font"><text:span text:style-name="T16">o</text:span></text:span> colocynthide, cici seu ricini semen.</text:p>
      <text:p text:style-name="P1">pro colophonia <text:span text:style-name="Default_20_Paragraph_20_Font"><text:span text:style-name="T16">pice</text:span></text:span>, pix navibus abrasa.</text:p>
      <text:p text:style-name="P9">pro comare , ammoniacus suffitus.<text:tab/>...</text:p>
      <text:p text:style-name="P3">Pro lepore marino , concha fluvialis vel lepus fluvialis.</text:p>
      <text:p text:style-name="Normal">pro ladano, sampsuchum</text:p>
      <text:p text:style-name="Normal">pro lathyride, granum cnidium.</text:p>
      <text:p text:style-name="Normal">pro lapathi radice, radix pyrethri vel cynarae.</text:p>
      <text:p text:style-name="Normal">pro lepidii radice, folia capparis.</text:p>
      <text:p text:style-name="Normal">pro lepidio, rubra.</text:p>
      <text:p text:style-name="Normal">pro leucini flore. struthium.</text:p>
      <text:p text:style-name="Normal">pro temnio sigillo , fandaracha.</text:p>
      <text:p text:style-name="Normal">pro libano i. e. thure, terra ampelitis.</text:p>
      <text:p text:style-name="Normal">pro thuris cortice , manna thuris.</text:p>
      <text:p text:style-name="Normal">pro Iibathro , tractylus.</text:p>
      <text:p text:style-name="P7">pro lapide Asto, lapis gagates, caprae stercus vel sal am-<text:line-break/>moniacus crematus vel fandaracha.</text:p>
      <text:p text:style-name="Normal">pro lapide magnete, lapis Phrygius.</text:p>
      <text:p text:style-name="Normal">pro lapide onychite, lapis achates.</text:p>
      <text:p text:style-name="Normal">pro lapide pyrite, lapis pyrobolus.</text:p>
      <text:p text:style-name="P3">pro lapide Phrygio , lapis argyrites vel pyrites.</text:p>
      <text:p text:style-name="Normal">pro lapide achate, lapis sardonyx.</text:p>
      <text:p text:style-name="Normal">pro lapide Chalcedonio, cyaneus.</text:p>
      <text:p text:style-name="Normal">pro lapide hyacintho, lapis beryllus.</text:p>
      <text:p text:style-name="Normal">pro lapide smaragdo, lapis iaspis.</text:p>
      <text:p text:style-name="Normal">pro lapide spongo, lapis selectus.</text:p>
      <text:p text:style-name="Normal">pro lini semine , fabae suCcust.</text:p>
      <text:p text:style-name="P7">pro ligustici semine, radix ligustici Vel semen pastinacae<text:line-break/>vel sii.</text:p>
      <text:p text:style-name="Normal">pro lychnide, acanthii semen.</text:p>
      <text:p text:style-name="Normal"><text:span text:style-name="T5">p</text:span>ro loti semine , betae semen.</text:p>
      <text:p text:style-name="Normal"><text:span text:style-name="Default_20_Paragraph_20_Font"><text:span text:style-name="T14">M.</text:span></text:span></text:p>
      <text:p text:style-name="Normal">Pro magnete vitreo, spuma Halica.</text:p>
      <text:p text:style-name="Normal">vj.o magnete, lapis Phrygias vel haematites.</text:p>
      <text:p text:style-name="P7">ar<text:span text:style-name="Default_20_Paragraph_20_Font"><text:span text:style-name="T14">o</text:span></text:span> malabathro, cassia rotunda Vel spica nardi v^I tra-<text:line-break/>ctylus vel spica Indica.</text:p>
      <text:p text:style-name="Normal">Jro malva, soenu graecum.</text:p>
      <text:p text:style-name="P2">pro mandragora, olivae lacryma.</text:p>
      <text:p text:style-name="P1">pro mandragorae succo, dorycnium.</text:p>
      <text:p text:style-name="P1">pro manna, thuris cortex.</text:p>
      <text:p text:style-name="P1">pro mastiche, lentisci caulis vel terebinthina.</text:p>
      <text:p text:style-name="P1">pro meliloto , lotus sylvestris.</text:p>
      <text:p text:style-name="P1">pro melle, sapa.</text:p>
      <text:p text:style-name="P1">pro mendefio vino , vinum Italicum.</text:p>
      <text:p text:style-name="P1">pro papavere, mandragorae succus.</text:p>
      <text:p text:style-name="P1">pro malis cydoniis , melilotum.</text:p>
      <text:p text:style-name="P1">pro meo , myrobalanum</text:p>
      <text:p text:style-name="P1">pro mily usto, diphryges.</text:p>
      <text:p text:style-name="P1">pro misy Cyprio , ochra Cypria.</text:p>
      <text:p text:style-name="P1">pro misydio , ochra.</text:p>
      <text:p text:style-name="P1">pro moIybdaena, lithargyrus.</text:p>
      <text:p text:style-name="P1">pro plumbo cremato , cerasa.</text:p>
      <text:p text:style-name="P1">pro mori succo, rubi solia.</text:p>
      <text:p text:style-name="P1">pro meduIIa cervi, edeps cervi vel medulla vituli.<text:line-break/>pro medulla vituli, oesypuS Vel medulla cervi.</text:p>
      <text:p text:style-name="P3">pro muscerda ,- muscae aequalia.<text:line-break/>pro myrobalano, peucinum vel glaucium.<text:line-break/>pro myrfinite , succus mori vel rhodacinh<text:line-break/>pro myrtino oleo, lentiscinum vel cydoniorum.</text:p>
      <text:p text:style-name="Normal">N.</text:p>
      <text:p text:style-name="Normal">Pro napy, cardami aut rapi semen.<text:line-break/>pro napyos semine, rapi semen.<text:line-break/>pro nardo Syriaca, juncus odoratus aut schoenanthos<text:span text:style-name="Default_20_Paragraph_20_Font"><text:span text:style-name="T16">t<text:line-break/></text:span></text:span>pro nardo sylvestri, nardus Indica.<text:line-break/>pro nardo Indica, nardus Celtica.<text:line-break/>pro nitro rubro , nardi spica.<text:line-break/>pro nitro , spuma nitri vel sal coctum.</text:p>
      <text:p text:style-name="P22">X.</text:p>
      <text:p text:style-name="Normal">Pro xylobatsamo , radix leucoii.<text:line-break/>pro xiphii gleucii radice, satyrii semen. </text:p>
      <text:h text:style-name="P17" text:outline-level="1"><text:span text:style-name="Default_20_Paragraph_20_Font">O</text:span><text:bookmark-start text:name="bookmark2"/><text:span text:style-name="Default_20_Paragraph_20_Font"><text:span text:style-name="T16">.</text:span></text:span><text:bookmark-end text:name="bookmark2"/></text:h>
      <text:p text:style-name="P7">Pro oenanthes succo , succus ramuli vel ligni vitis vel<text:line-break/>omphacium siccum.</text:p>
      <text:p text:style-name="Normal">pro oenantheS ligno, vitis lignum.</text:p>
      <text:p text:style-name="Normal">pro vino Italiae, vinum Mendesium.</text:p>
      <text:p text:style-name="Normal">pro vino Rhodio, austerum vinum.</text:p>
      <text:p text:style-name="Normal">pro vino Syriaco , vinum Rhodium.</text:p>
      <text:p text:style-name="Normal">pro omphacio, succus rhu.</text:p>
      <text:p text:style-name="Normal">pro uva acerba, malicorium vel galla immatura.</text:p>
      <text:p text:style-name="Normal">pro onocordio, psyche herba.</text:p>
      <text:p text:style-name="P7">pro succo baIsami, laricis succus, myrrhae gutta, succus<text:line-break/>carpasi, fructus baIfami.</text:p>
      <text:p text:style-name="Normal">pro succo Thebaico, saccus papaveris.</text:p>
      <text:p text:style-name="Normal">pro succo salicis, hederae nigrae fuccuS.</text:p>
      <text:p text:style-name="Normal">pro succo carpasi, succus myrti.</text:p>
      <text:p text:style-name="P8">pro succo Cyrenaico, succus Syriacus , talar vel moschi<text:line-break/>medulla vel succus lalëfpitii.</text:p>
      <text:p text:style-name="Normal">pro succo papaveris , mandragorae succuS.</text:p>
      <text:p text:style-name="Normal">pro succo mori, hederae succus.</text:p>
      <text:p text:style-name="P10">su</text:p>
      <text:p text:style-name="Normal">pro opopanace, castorium, lac sycamini; pix liquida<text:span text:style-name="Default_20_Paragraph_20_Font"><text:span text:style-name="T14">e</text:span></text:span></text:p>
      <text:p text:style-name="Normal">pro succo Persico, hedera.</text:p>
      <text:p text:style-name="Normal">pro succo peucedani , glycyrhizae succus<text:span text:style-name="Default_20_Paragraph_20_Font"><text:span text:style-name="T14">i</text:span></text:span></text:p>
      <text:p text:style-name="Normal">pro succo peucino, dulcis radix.</text:p>
      <text:p text:style-name="Normal">pro succo rhododaphnes, viscum quercus;</text:p>
      <text:p text:style-name="Normal">pro succo ficus, succus mori.</text:p>
      <text:p text:style-name="Normal">pro succo Syriaco, succusi mori;</text:p>
      <text:p text:style-name="Normal">pro ormino , lini semen.</text:p>
      <text:p text:style-name="Normal">pro ornithogalo , anthyllis.</text:p>
      <text:p text:style-name="Normal">pro oryza, hordei farina.</text:p>
      <text:p text:style-name="Normal">pro ostreis , buccina.</text:p>
      <text:p text:style-name="Normal"><text:span text:style-name="Default_20_Paragraph_20_Font"><text:span text:style-name="T14">P.</text:span></text:span></text:p>
      <text:p text:style-name="Normal">Pro panacis radicis ℥ j , opopanacis Ʒ j.</text:p>
      <text:p text:style-name="Normal">pro papyri radice, elleborus nigella</text:p>
      <text:p text:style-name="P3"><text:span text:style-name="Default_20_Paragraph_20_Font"><text:span text:style-name="T10">pro pipere, gingiber.</text:span></text:span></text:p>
      <text:p text:style-name="Normal"><text:span text:style-name="Default_20_Paragraph_20_Font"><text:span text:style-name="T10">pro pipere albo, nigri piperis duplum.</text:span></text:span></text:p>
      <text:p text:style-name="Normal"><text:span text:style-name="Default_20_Paragraph_20_Font"><text:span text:style-name="T10">pro pipere longo, albi duplum.</text:span></text:span></text:p>
      <text:p text:style-name="Normal"><text:span text:style-name="Default_20_Paragraph_20_Font"><text:span text:style-name="T10">pro columbi sterco</text:span></text:span><text:span text:style-name="Default_20_Paragraph_20_Font"><text:span text:style-name="T14">r</text:span></text:span><text:span text:style-name="Default_20_Paragraph_20_Font"><text:span text:style-name="T10">e, turturis vel vulturis stercus.</text:span></text:span></text:p>
      <text:p text:style-name="Normal"><text:span text:style-name="Default_20_Paragraph_20_Font"><text:span text:style-name="T10">pro columbario , chamaelea vel chamaeleuce.</text:span></text:span></text:p>
      <text:p text:style-name="Normal"><text:span text:style-name="Default_20_Paragraph_20_Font"><text:span text:style-name="T10">pro persicae foliis siccis-, rosiae siccae.</text:span></text:span></text:p>
      <text:p text:style-name="Normal"><text:span text:style-name="Default_20_Paragraph_20_Font"><text:span text:style-name="T10">pro peucedano, glycyrr</text:span></text:span><text:span text:style-name="Default_20_Paragraph_20_Font"><text:span text:style-name="T7">hi</text:span></text:span><text:span text:style-name="Default_20_Paragraph_20_Font"><text:span text:style-name="T22">ζης</text:span></text:span><text:span text:style-name="Default_20_Paragraph_20_Font"><text:span text:style-name="T10"> </text:span></text:span><text:span text:style-name="Default_20_Paragraph_20_Font"><text:span text:style-name="T20">χυλός</text:span></text:span><text:span text:style-name="Default_20_Paragraph_20_Font"><text:span text:style-name="T25">.</text:span></text:span></text:p>
      <text:p text:style-name="Normal"><text:span text:style-name="Default_20_Paragraph_20_Font"><text:span text:style-name="T10">pro picino oleo, pix liquida.</text:span></text:span></text:p>
      <text:p text:style-name="Normal"><text:span text:style-name="Default_20_Paragraph_20_Font"><text:span text:style-name="T10">pro pice brutia liquida, bitumen , pix domestica eximia.</text:span></text:span></text:p>
      <text:p text:style-name="Normal"><text:span text:style-name="Default_20_Paragraph_20_Font"><text:span text:style-name="T10">pro pinorum erucis, vespae in cedria putrefactae.</text:span></text:span></text:p>
      <text:p text:style-name="Normal"><text:span text:style-name="Default_20_Paragraph_20_Font"><text:span text:style-name="T10">pro polii femine , erucae </text:span></text:span><text:span text:style-name="Default_20_Paragraph_20_Font"><text:span text:style-name="T14">t</text:span></text:span><text:span text:style-name="Default_20_Paragraph_20_Font"><text:span text:style-name="T10">entem</text:span></text:span></text:p>
      <text:p text:style-name="Normal"><text:span text:style-name="Default_20_Paragraph_20_Font"><text:span text:style-name="T10">pro polygoni succo, succus arnoglossi.</text:span></text:span></text:p>
      <text:p text:style-name="Normal"><text:span text:style-name="Default_20_Paragraph_20_Font"><text:span text:style-name="T10">pro polypodio, ehamaeleae vel chamaeleontis radix.</text:span></text:span></text:p>
      <text:p text:style-name="Normal"><text:span text:style-name="Default_20_Paragraph_20_Font"><text:span text:style-name="T10">pro polytricho, absinthium.</text:span></text:span></text:p>
      <text:p text:style-name="Normal"><text:span text:style-name="Default_20_Paragraph_20_Font"><text:span text:style-name="T10">pro pompholyge, cadmia cremata.</text:span></text:span></text:p>
      <text:p text:style-name="Normal"><text:span text:style-name="Default_20_Paragraph_20_Font"><text:span text:style-name="T10">pro potamogetone , serpyllum.</text:span></text:span></text:p>
      <text:p text:style-name="Normal"><text:span text:style-name="Default_20_Paragraph_20_Font"><text:span text:style-name="T10">pro propoli, ladanum vel ammoniacum.</text:span></text:span></text:p>
      <text:p text:style-name="P3"><text:span text:style-name="Default_20_Paragraph_20_Font"><text:span text:style-name="T10">pro filice , cneori vel urticae femen</text:span></text:span><text:span text:style-name="Default_20_Paragraph_20_Font"><text:span text:style-name="T14">i</text:span></text:span></text:p>
      <text:p text:style-name="Normal"><text:span text:style-name="Default_20_Paragraph_20_Font"><text:span text:style-name="T10">pro pyrethr</text:span></text:span><text:span text:style-name="Default_20_Paragraph_20_Font"><text:span text:style-name="T14">a</text:span></text:span><text:span text:style-name="Default_20_Paragraph_20_Font"><text:span text:style-name="T10">, singtber;</text:span></text:span></text:p>
      <text:p text:style-name="Normal"><text:span text:style-name="Default_20_Paragraph_20_Font"><text:span text:style-name="T10">pro pyrethri radice, radix lapathi.</text:span></text:span></text:p>
      <text:p text:style-name="Normal"><text:span text:style-name="Default_20_Paragraph_20_Font"><text:span text:style-name="T14">R.</text:span></text:span></text:p>
      <text:p text:style-name="Normal"><text:span text:style-name="Default_20_Paragraph_20_Font"><text:span text:style-name="T10">Pro rheo , centaurium.</text:span></text:span></text:p>
      <text:p text:style-name="Normal"><text:span text:style-name="Default_20_Paragraph_20_Font"><text:span text:style-name="T10">pro rhaphanino oleo., ricininum oleum.</text:span></text:span></text:p>
      <text:p text:style-name="Normal"><text:span text:style-name="Default_20_Paragraph_20_Font"><text:span text:style-name="T10">pro resina, colophonia^ pix derasa e navibus.</text:span></text:span></text:p>
      <text:p text:style-name="Normal"><text:span text:style-name="Default_20_Paragraph_20_Font"><text:span text:style-name="T10">pro resina picea, terebinthina.</text:span></text:span></text:p>
      <text:p text:style-name="Normal"><text:span text:style-name="Default_20_Paragraph_20_Font"><text:span text:style-name="T10">pro resina pinea sicca, sagapenon,.</text:span></text:span></text:p>
      <text:p text:style-name="Normal"><text:span text:style-name="Default_20_Paragraph_20_Font"><text:span text:style-name="T10">pro resina terebinthina , resina picea.</text:span></text:span></text:p>
      <text:p text:style-name="Normal"><text:span text:style-name="Default_20_Paragraph_20_Font"><text:span text:style-name="T10">pro. radice cappareos, myricae radix.</text:span></text:span></text:p>
      <text:p text:style-name="Normal"><text:span text:style-name="Default_20_Paragraph_20_Font"><text:span text:style-name="T10">pro radice lapathi-, radix cic</text:span></text:span><text:span text:style-name="Default_20_Paragraph_20_Font"><text:span text:style-name="T14">e</text:span></text:span><text:span text:style-name="Default_20_Paragraph_20_Font"><text:span text:style-name="T10">rae.</text:span></text:span></text:p>
      <text:p text:style-name="Normal"><text:span text:style-name="Default_20_Paragraph_20_Font"><text:span text:style-name="T10">pro cinarae radice, asphodeli radix.</text:span></text:span></text:p>
      <text:p text:style-name="Normal"><text:span text:style-name="Default_20_Paragraph_20_Font"><text:span text:style-name="T10">pro rosis siccis, persicae arida folia.</text:span></text:span></text:p>
      <text:p text:style-name="Normal"><text:span text:style-name="Default_20_Paragraph_20_Font"><text:span text:style-name="T10">pro refers pastillis ,- sin</text:span></text:span><text:span text:style-name="Default_20_Paragraph_20_Font"><text:span text:style-name="T14">a</text:span></text:span><text:span text:style-name="Default_20_Paragraph_20_Font"><text:span text:style-name="T10">pis.</text:span></text:span></text:p>
      <text:p text:style-name="Normal"><text:span text:style-name="Default_20_Paragraph_20_Font"><text:span text:style-name="T10">pro sum acsi Syriaco, lapathi radix.</text:span></text:span></text:p>
      <text:p text:style-name="P2"><text:span text:style-name="Default_20_Paragraph_20_Font"><text:span text:style-name="T10">pro rhu coquinario sicco , sump</text:span></text:span><text:span text:style-name="Default_20_Paragraph_20_Font"><text:span text:style-name="T16">t</text:span></text:span><text:span text:style-name="Default_20_Paragraph_20_Font"><text:span text:style-name="T10">uosius.<text:line-break/>pro rhu tinctorio, ricini fructus.</text:span></text:span></text:p>
      <text:p text:style-name="Normal"><text:span text:style-name="Default_20_Paragraph_20_Font"><text:span text:style-name="T12">S</text:span></text:span><text:span text:style-name="Default_20_Paragraph_20_Font"><text:span text:style-name="T10">.</text:span></text:span></text:p>
      <text:p text:style-name="P1"><text:span text:style-name="Default_20_Paragraph_20_Font"><text:span text:style-name="T10">Pro sagapeno, galbane vel resina pinus sicca.<text:line-break/>pro falamandra, lacerta viridis;</text:span></text:span></text:p>
      <text:p text:style-name="P1"><text:span text:style-name="Default_20_Paragraph_20_Font"><text:span text:style-name="T10">pro sampsucho, ritus coquinarium siccum.</text:span></text:span></text:p>
      <text:p text:style-name="P1"><text:span text:style-name="Default_20_Paragraph_20_Font"><text:span text:style-name="T10">pro santonico , abrotonum.</text:span></text:span></text:p>
      <text:p text:style-name="P1"><text:span text:style-name="Default_20_Paragraph_20_Font"><text:span text:style-name="T10">pro scrapide, paeoniae radix.</text:span></text:span></text:p>
      <text:p text:style-name="P1"><text:span text:style-name="Default_20_Paragraph_20_Font"><text:span text:style-name="T10">pro satyrio, erucae semen vel saluiae.</text:span></text:span></text:p>
      <text:p text:style-name="P1"><text:span text:style-name="Default_20_Paragraph_20_Font"><text:span text:style-name="T10">pro saphino , oleum cicinum.</text:span></text:span></text:p>
      <text:p text:style-name="P1"><text:span text:style-name="Default_20_Paragraph_20_Font"><text:span text:style-name="T10">pro sepiae crusta, pumex.</text:span></text:span></text:p>
      <text:p text:style-name="P1"><text:span text:style-name="Default_20_Paragraph_20_Font"><text:span text:style-name="T10">pro sesamo, lini semen.</text:span></text:span></text:p>
      <text:p text:style-name="P1"><text:span text:style-name="Default_20_Paragraph_20_Font"><text:span text:style-name="T10">pro sesamoide, amarantus expressio.</text:span></text:span></text:p>
      <text:p text:style-name="P1"><text:span text:style-name="Default_20_Paragraph_20_Font"><text:span text:style-name="T10">pro sinapi , nasturcium vel cardamomum.</text:span></text:span></text:p>
      <text:p text:style-name="P1"><text:span text:style-name="Default_20_Paragraph_20_Font"><text:span text:style-name="T10">pro fio , asparagi radix vel ligustici.</text:span></text:span></text:p>
      <text:p text:style-name="P1"><text:span text:style-name="Default_20_Paragraph_20_Font"><text:span text:style-name="T10">pro sisymbrio, ocimum.</text:span></text:span></text:p>
      <text:p text:style-name="P8"><text:span text:style-name="Default_20_Paragraph_20_Font"><text:span text:style-name="T10">pro scammoni</text:span></text:span><text:span text:style-name="Default_20_Paragraph_20_Font"><text:span text:style-name="T14">a</text:span></text:span><text:span text:style-name="Default_20_Paragraph_20_Font"><text:span text:style-name="T10">, colocynthis , ricini femina , scillae pars<text:line-break/>interior. vel Iathyris.</text:span></text:span></text:p>
      <text:p text:style-name="Normal"><text:span text:style-name="Default_20_Paragraph_20_Font"><text:span text:style-name="T10">pro scinco , satyricus.</text:span></text:span></text:p>
      <text:p text:style-name="P11"><text:span text:style-name="Default_20_Paragraph_20_Font"><text:span text:style-name="T10">pro scilla, bulbus.<text:tab/>,</text:span></text:span></text:p>
      <text:p text:style-name="Normal"><text:span text:style-name="Default_20_Paragraph_20_Font"><text:span text:style-name="T10">pro scoria plumbi, argenti fpuma.</text:span></text:span></text:p>
      <text:p text:style-name="Normal"><text:span text:style-name="Default_20_Paragraph_20_Font"><text:span text:style-name="T10">pro scoria Cypria, melan tersa Aegyotia.</text:span></text:span></text:p>
      <text:p text:style-name="Normal"><text:span text:style-name="Default_20_Paragraph_20_Font"><text:span text:style-name="T10">pro myrrha Troglodytica , calamus odoratus.</text:span></text:span></text:p>
      <text:p text:style-name="Normal"><text:span text:style-name="Default_20_Paragraph_20_Font"><text:span text:style-name="T10">pro susiuo, item liliaceo oleo, oleum foeno graeci.</text:span></text:span></text:p>
      <text:p text:style-name="Normal"><text:span text:style-name="Default_20_Paragraph_20_Font"><text:span text:style-name="T10">pro spodio, pompholyx.</text:span></text:span></text:p>
      <text:p text:style-name="Normal"><text:span text:style-name="Default_20_Paragraph_20_Font"><text:span text:style-name="T10">pro cinerula Cypria , cinis foliorum olivae.</text:span></text:span></text:p>
      <text:p text:style-name="Normal"><text:span text:style-name="Default_20_Paragraph_20_Font"><text:span text:style-name="T10">pro uva passa, palmulae Syriacae pulpa.</text:span></text:span></text:p>
      <text:p text:style-name="P12"><text:span text:style-name="Default_20_Paragraph_20_Font"><text:span text:style-name="T10">pro adipe<text:tab/>vulpino,<text:tab/>adeps<text:tab/>ursinus.</text:span></text:span></text:p>
      <text:p text:style-name="P13"><text:span text:style-name="Default_20_Paragraph_20_Font"><text:span text:style-name="T10">pro adipe<text:tab/>cervino,<text:tab/>adeps<text:tab/>a</text:span></text:span><text:span text:style-name="Default_20_Paragraph_20_Font"><text:span text:style-name="T14">n</text:span></text:span><text:span text:style-name="Default_20_Paragraph_20_Font"><text:span text:style-name="T10">serinus.</text:span></text:span></text:p>
      <text:p text:style-name="P14"><text:span text:style-name="Default_20_Paragraph_20_Font"><text:span text:style-name="T10">pro adipe<text:tab/>vitulino,<text:tab/>adeps<text:tab/>suillus vetus.</text:span></text:span></text:p>
      <text:p text:style-name="P15"><text:span text:style-name="Default_20_Paragraph_20_Font"><text:span text:style-name="T10">prosudipe<text:tab/>hyaenae,<text:tab/>adeps<text:tab/>anserinus<text:tab/>vel adeps vulpinus.:</text:span></text:span></text:p>
      <text:p text:style-name="Normal"><text:span text:style-name="Default_20_Paragraph_20_Font"><text:span text:style-name="T10">pro stibio Coptico, aeris squama.</text:span></text:span></text:p>
      <text:p text:style-name="Normal"><text:span text:style-name="Default_20_Paragraph_20_Font"><text:span text:style-name="T10">pro stoechade, chamaedrys.</text:span></text:span></text:p>
      <text:p text:style-name="Normal"><text:span text:style-name="Default_20_Paragraph_20_Font"><text:span text:style-name="T10">pro strobilis, cucumeris sumen.</text:span></text:span></text:p>
      <text:p text:style-name="P3"><text:span text:style-name="Default_20_Paragraph_20_Font"><text:span text:style-name="T10">pro struthio, euphorbium, elleborus albus.</text:span></text:span></text:p>
      <text:p text:style-name="Normal"><text:span text:style-name="Default_20_Paragraph_20_Font"><text:span text:style-name="T10">pro struthii radice, ellebori nigri radis.</text:span></text:span></text:p>
      <text:p text:style-name="Normal"><text:span text:style-name="Default_20_Paragraph_20_Font"><text:span text:style-name="T10">pro alumine , fal fossilis.</text:span></text:span></text:p>
      <text:p text:style-name="Normal"><text:span text:style-name="Default_20_Paragraph_20_Font"><text:span text:style-name="T10">pro alumine scissili, malicorium.</text:span></text:span></text:p>
      <text:p text:style-name="Normal"><text:span text:style-name="Default_20_Paragraph_20_Font"><text:span text:style-name="T10">pro styrace, castorium.</text:span></text:span></text:p>
      <text:p text:style-name="Normal"><text:span text:style-name="Default_20_Paragraph_20_Font"><text:span text:style-name="T10">pro fymphytu, centaurium.</text:span></text:span></text:p>
      <text:p text:style-name="Normal"><text:span text:style-name="Default_20_Paragraph_20_Font"><text:span text:style-name="T10">pro silone Syriaco, petroselinum Macedonicum.</text:span></text:span></text:p>
      <text:p text:style-name="Normal"><text:span text:style-name="Default_20_Paragraph_20_Font"><text:span text:style-name="T10">pro serico, litbargyrus.</text:span></text:span></text:p>
      <text:p text:style-name="Normal"><text:span text:style-name="Default_20_Paragraph_20_Font"><text:span text:style-name="T10">pro sphagno vel musco, fabina.</text:span></text:span></text:p>
      <text:p text:style-name="Normal"><text:span text:style-name="Default_20_Paragraph_20_Font"><text:span text:style-name="T10">pro musco aromatico, juncus fativus.</text:span></text:span></text:p>
      <text:p text:style-name="Normal"><text:span text:style-name="Default_20_Paragraph_20_Font"><text:span text:style-name="T10">pro faece, fandaracha.</text:span></text:span></text:p>
      <text:p text:style-name="Normal"><text:span text:style-name="Default_20_Paragraph_20_Font"><text:span text:style-name="T10">pro fpondyl1o, ligustri aut foliorum olivae cinis,<text:line-break/>pro lentisco, terebinthus.</text:span></text:span></text:p>
      <text:p text:style-name="Normal"><text:span text:style-name="Default_20_Paragraph_20_Font"><text:span text:style-name="T10">pro junco , polygoni radix,</text:span></text:span></text:p>
      <text:p text:style-name="Normal"><text:span text:style-name="Default_20_Paragraph_20_Font"><text:span text:style-name="T10">pro junco odorato, cardamomum vel cinnamomum,.</text:span></text:span></text:p>
      <text:p text:style-name="Normal"><text:span text:style-name="Default_20_Paragraph_20_Font"><text:span text:style-name="T10">pro fori, lithargirus, diphryges aut melantetia.</text:span></text:span></text:p>
      <text:p text:style-name="P3"><text:span text:style-name="Default_20_Paragraph_20_Font"><text:span text:style-name="T9">T</text:span></text:span><text:span text:style-name="Default_20_Paragraph_20_Font"><text:span text:style-name="T10">.</text:span></text:span></text:p>
      <text:p text:style-name="Normal"><text:span text:style-name="Default_20_Paragraph_20_Font"><text:span text:style-name="T10">Pro taurino glutino, ichthiocolla.<text:line-break/>pro teneri o , trissago.</text:span></text:span></text:p>
      <text:p text:style-name="Normal"><text:span text:style-name="Default_20_Paragraph_20_Font"><text:span text:style-name="T10">pro terebinthina, mastiche vel resina pini.</text:span></text:span></text:p>
      <text:p text:style-name="Normal"><text:span text:style-name="Default_20_Paragraph_20_Font"><text:span text:style-name="T10">pro calce, terra Eretria.</text:span></text:span></text:p>
      <text:p text:style-name="Normal"><text:span text:style-name="Default_20_Paragraph_20_Font"><text:span text:style-name="T10">pro tragacantha, gummi, terebinthina.</text:span></text:span></text:p>
      <text:p text:style-name="Normal"><text:span text:style-name="Default_20_Paragraph_20_Font"><text:span text:style-name="T10">pro tribulo, fatyrium.</text:span></text:span></text:p>
      <text:p text:style-name="Normal"><text:span text:style-name="Default_20_Paragraph_20_Font"><text:span text:style-name="T10">pro troximo, maeounium et maenalium.</text:span></text:span></text:p>
      <text:p text:style-name="P23"><text:span text:style-name="Default_20_Paragraph_20_Font"><text:span text:style-name="T9">Y.</text:span></text:span></text:p>
      <text:p text:style-name="Normal"><text:span text:style-name="Default_20_Paragraph_20_Font"><text:span text:style-name="T10">Pro hyacintho, flos ifatidis.</text:span></text:span></text:p>
      <text:p text:style-name="Normal"><text:span text:style-name="Default_20_Paragraph_20_Font"><text:span text:style-name="T10">pro liquida pice, opopanax.</text:span></text:span></text:p>
      <text:p text:style-name="Normal"><text:span text:style-name="Default_20_Paragraph_20_Font"><text:span text:style-name="T10">pro hyoscyami semine , canisrubi femen vel fructus.</text:span></text:span></text:p>
      <text:p text:style-name="Normal"><text:span text:style-name="Default_20_Paragraph_20_Font"><text:span text:style-name="T10">pro hypocystide , acaciae foenus.</text:span></text:span></text:p>
      <text:p text:style-name="Normal"><text:span text:style-name="Default_20_Paragraph_20_Font"><text:span text:style-name="T10">pro hypocystidis femine, tragacantha.</text:span></text:span></text:p>
      <text:p text:style-name="Normal"><text:span text:style-name="Default_20_Paragraph_20_Font"><text:span text:style-name="T10">pro hypocystidis fuero , acaciae vel spinae succus.</text:span></text:span></text:p>
      <text:p text:style-name="Normal"><text:span text:style-name="Default_20_Paragraph_20_Font"><text:span text:style-name="T10">pro byperico , anethi femen.</text:span></text:span></text:p>
      <text:p text:style-name="Normal"><text:span text:style-name="Default_20_Paragraph_20_Font"><text:span text:style-name="T10">pro. hyssopi cera, medulla vitulina.</text:span></text:span></text:p>
      <text:p text:style-name="P3"><text:span text:style-name="Default_20_Paragraph_20_Font"><text:span text:style-name="T10">pro hyssopo , thymum.<text:line-break/>pro hyaenes felle , perdicis fel.</text:span></text:span></text:p>
      <text:p text:style-name="Normal"><text:span text:style-name="Default_20_Paragraph_20_Font"><text:span text:style-name="T13">Ph</text:span></text:span><text:span text:style-name="Default_20_Paragraph_20_Font"><text:span text:style-name="T9">.</text:span></text:span></text:p>
      <text:p text:style-name="Normal"><text:span text:style-name="Default_20_Paragraph_20_Font"><text:span text:style-name="T10">Pro faecula, sandaracba.<text:line-break/>pro phu, fphagnus.<text:line-break/>pro fuco, anchusa.<text:line-break/>pro folio, nardi spica vel iris Illyrica.</text:span></text:span></text:p>
      <text:p text:style-name="Normal"><text:span text:style-name="Default_20_Paragraph_20_Font"><text:span text:style-name="T14">Ch.</text:span></text:span></text:p>
      <text:p text:style-name="Normal"><text:span text:style-name="Default_20_Paragraph_20_Font"><text:span text:style-name="T10">Pro galbano, sagapenum vel terebinthina.<text:line-break/>pro vitriolo , aeris squama.<text:line-break/>pro cbamaedryos, lapathi agrestis radix.<text:line-break/>pro chamaeleonis succo , salicis </text:span></text:span><text:span text:style-name="Default_20_Paragraph_20_Font"><text:span text:style-name="T14">l</text:span></text:span><text:span text:style-name="Default_20_Paragraph_20_Font"><text:span text:style-name="T10">ucens.<text:line-break/>pro chamaemelo , anthemis.<text:line-break/>pro felle mustelae., fel cameli.<text:line-break/>pro felle viperae, fel ichneumonis.<text:line-break/>oro felle cameli , fel ascalaboti.</text:span></text:span></text:p>
      <text:p text:style-name="P3"><text:span text:style-name="Default_20_Paragraph_20_Font"><text:span text:style-name="T10">pro felle muris aranei, fel simiae.</text:span></text:span></text:p>
      <text:p text:style-name="Normal"><text:span text:style-name="Default_20_Paragraph_20_Font"><text:span text:style-name="T10">pro felle simiae, fel cameli.</text:span></text:span></text:p>
      <text:p text:style-name="Normal"><text:span text:style-name="Default_20_Paragraph_20_Font"><text:span text:style-name="T10">pro felle hyenae, fel perdicis.</text:span></text:span></text:p>
      <text:p text:style-name="Normal"><text:span text:style-name="Default_20_Paragraph_20_Font"><text:span text:style-name="T10">pro fusco chamelaeae , salicis lucens.</text:span></text:span></text:p>
      <text:p text:style-name="P20"><text:span text:style-name="Default_20_Paragraph_20_Font"><text:span text:style-name="T27">Ps.</text:span></text:span></text:p>
      <text:p text:style-name="Normal"><text:span text:style-name="Default_20_Paragraph_20_Font"><text:span text:style-name="T10">Pro pfyllio, lens palustris.</text:span></text:span></text:p>
      <text:p text:style-name="Normal"><text:span text:style-name="Default_20_Paragraph_20_Font"><text:span text:style-name="T10">pro cerussa, plumbum ustum vel scoria plumbi.</text:span></text:span></text:p>
      <text:p text:style-name="Normal"><text:span text:style-name="Default_20_Paragraph_20_Font">Ω</text:span><text:span text:style-name="Default_20_Paragraph_20_Font"><text:span text:style-name="T16">.</text:span></text:span></text:p>
      <text:p text:style-name="Normal"><text:span text:style-name="Default_20_Paragraph_20_Font"><text:span text:style-name="T10">Pro ocimo , sisymbrium.</text:span></text:span></text:p>
      <text:p text:style-name="Normal"><text:span text:style-name="Default_20_Paragraph_20_Font"><text:span text:style-name="T10">pro ocimoide, menta agrestis.</text:span></text:span></text:p>
      <text:p text:style-name="Normal"><text:span text:style-name="Default_20_Paragraph_20_Font"><text:span text:style-name="T10">pro ochra, mify Cyprium.</text:span></text:span></text:p>
      <text:p text:style-name="Normal"><text:span text:style-name="Default_20_Paragraph_20_Font"><text:span text:style-name="T10">pro ovorum vitellis coctis, medulla cervi.</text:span></text:span></text:p>
      <text:p text:style-name="Normal"><text:span text:style-name="Default_20_Paragraph_20_Font"><text:span text:style-name="T10">pro ovi albo, lac muliebre.</text:span></text:span></text:p>
      <text:p text:style-name="Normal"><text:span text:style-name="Default_20_Paragraph_20_Font"><text:span text:style-name="T10">pro ovorum luteis, mel vel stipa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15:00Z</meta:creation-date>
    <dc:date>2023-01-16T16:21:12.644000000</dc:date>
    <meta:editing-cycles>7</meta:editing-cycles>
    <meta:editing-duration>PT5M9S</meta:editing-duration>
    <meta:document-statistic meta:table-count="0" meta:image-count="0" meta:object-count="0" meta:page-count="26" meta:paragraph-count="342" meta:word-count="2205" meta:character-count="14739" meta:non-whitespace-character-count="12875"/>
    <meta:template xlink:type="simple" xlink:actuate="onRequest" xlink:title="" xlink:href="Normal.dotm"/>
  </office:meta>
</office:document-meta>
</file>